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/>
    <style:font-face style:name="Arial Black1" svg:font-family="'Arial Black'" style:font-family-generic="roman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ffffff" draw:stroke-linejoin="round" svg:stroke-linecap="butt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ffffff" draw:stroke-linejoin="round" svg:stroke-linecap="butt" draw:fill="solid" draw:fill-color="#ffffff" draw:textarea-vertical-align="middle" draw:auto-grow-height="false" draw:fit-to-size="false" style:shrink-to-fit="false" fo:min-height="1.77cm" fo:min-width="2.673cm" fo:padding-top="0.254cm" fo:padding-bottom="0.254cm" fo:padding-left="0.254cm" fo:padding-right="0.254cm" fo:wrap-option="wrap"/>
    </style:style>
    <style:style style:name="gr4" style:family="graphic" style:parent-style-name="objectwithoutfill">
      <style:graphic-properties draw:stroke="dash" draw:stroke-dash="Fine_20_Dashed" svg:stroke-width="0.053cm" svg:stroke-color="#cccccc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364cm"/>
    </style:style>
    <style:style style:name="gr6" style:family="graphic" style:parent-style-name="standard">
      <style:graphic-properties draw:stroke="solid" svg:stroke-width="0.026cm" svg:stroke-color="#ffffff" draw:stroke-linejoin="round" svg:stroke-linecap="butt" draw:fill="solid" draw:fill-color="#ffffff" draw:textarea-vertical-align="middle" draw:auto-grow-height="false" draw:fit-to-size="false" style:shrink-to-fit="false" fo:min-height="1.213cm" fo:min-width="1.896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draw:fill="none" fo:min-height="0.514cm"/>
    </style:style>
    <style:style style:name="gr8" style:family="graphic" style:parent-style-name="standard">
      <style:graphic-properties draw:stroke="solid" svg:stroke-width="0.026cm" svg:stroke-color="#ffffff" draw:stroke-linejoin="round" svg:stroke-linecap="butt" draw:fill="solid" draw:fill-color="#ffffff" draw:textarea-vertical-align="middle" draw:auto-grow-height="false" draw:fit-to-size="false" style:shrink-to-fit="false" fo:min-height="2.476cm" fo:min-width="3.663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draw:fill="none" fo:min-height="0.412cm"/>
    </style:style>
    <style:style style:name="gr10" style:family="graphic" style:parent-style-name="objectwithoutfill">
      <style:graphic-properties draw:stroke="solid" draw:stroke-dash="Fine_20_Dashed" svg:stroke-width="0.053cm" svg:stroke-color="#cccccc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="none" fo:min-height="0.434cm"/>
    </style:style>
    <style:style style:name="gr12" style:family="graphic" style:parent-style-name="objectwithoutfill">
      <style:graphic-properties draw:stroke="dash" draw:stroke-dash="Fine_20_Dashed" svg:stroke-width="0.053cm" svg:stroke-color="#cccccc" draw:marker-start="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573cm"/>
    </style:style>
    <style:style style:name="gr14" style:family="graphic" style:parent-style-name="standard">
      <style:graphic-properties draw:stroke="none" draw:fill="none" fo:min-height="0.59cm"/>
    </style:style>
    <style:style style:name="gr15" style:family="graphic" style:parent-style-name="standard">
      <style:graphic-properties draw:stroke="none" draw:fill="none" fo:min-height="0.32cm"/>
    </style:style>
    <style:style style:name="gr16" style:family="graphic" style:parent-style-name="objectwithoutfill">
      <style:graphic-properties draw:stroke="dash" draw:stroke-dash="Fine_20_Dashed" svg:stroke-width="0.053cm" svg:stroke-color="#cccccc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draw:stroke="dash" draw:stroke-dash="Fine_20_Dashed" svg:stroke-width="0.053cm" svg:stroke-color="#dddddd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19" style:family="graphic" style:parent-style-name="standard">
      <style:graphic-properties draw:stroke="dash" draw:stroke-dash="Fine_20_Dashed" svg:stroke-width="0.053cm" svg:stroke-color="#dddddd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draw:fill="none" fo:min-height="1.117cm"/>
    </style:style>
    <style:style style:name="gr21" style:family="graphic" style:parent-style-name="standard">
      <style:graphic-properties draw:stroke="solid" svg:stroke-width="0.026cm" svg:stroke-color="#ffffff" draw:stroke-linejoin="round" svg:stroke-linecap="butt" draw:fill="solid" draw:fill-color="#ffffff" draw:textarea-vertical-align="middle" draw:auto-grow-height="false" draw:fit-to-size="false" style:shrink-to-fit="false" fo:min-height="5.743cm" fo:min-width="5.972cm" fo:padding-top="0.254cm" fo:padding-bottom="0.254cm" fo:padding-left="0.254cm" fo:padding-right="0.254cm" fo:wrap-option="wrap"/>
    </style:style>
    <style:style style:name="gr22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3.682cm" fo:min-width="7.209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solid" svg:stroke-width="0.026cm" svg:stroke-color="#ffffff" draw:stroke-linejoin="round" svg:stroke-linecap="butt" draw:fill="solid" draw:fill-color="#ffffff" draw:textarea-vertical-align="middle" draw:auto-grow-height="false" draw:fit-to-size="false" style:shrink-to-fit="false" fo:min-height="1.824cm" fo:min-width="2.267cm" fo:padding-top="0.254cm" fo:padding-bottom="0.254cm" fo:padding-left="0.254cm" fo:padding-right="0.254cm" fo:wrap-option="wrap"/>
    </style:style>
    <style:style style:name="gr24" style:family="graphic" style:parent-style-name="standard" style:list-style-name="L8">
      <style:graphic-properties draw:stroke="none" svg:stroke-width="0cm" svg:stroke-color="#3465a4" draw:fill="none" draw:fill-color="#729fcf" draw:textarea-vertical-align="top" draw:auto-grow-height="false" draw:fit-to-size="false" style:shrink-to-fit="false" fo:min-height="2.129cm" fo:min-width="2.385cm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stroke="dash" draw:stroke-dash="Dashed_20__28_var_29__20_4" svg:stroke-width="0.079cm" svg:stroke-color="#ffffff" draw:marker-start="msArrowEnd_20_5" draw:marker-start-width="0.237cm" draw:marker-start-center="false" draw:stroke-linejoin="round" svg:stroke-linecap="butt" draw:fill="none" draw:textarea-vertical-align="top" draw:auto-grow-height="false" fo:min-height="1.241cm" fo:min-width="9.251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dash" draw:stroke-dash="Dashed_20__28_var_29__20_4" svg:stroke-width="0.079cm" svg:stroke-color="#ffffff" draw:marker-start="msArrowEnd_20_5" draw:marker-start-width="0.237cm" draw:marker-start-center="false" draw:stroke-linejoin="round" svg:stroke-linecap="butt" draw:fill="none" draw:textarea-vertical-align="top" draw:auto-grow-height="false" fo:min-height="5.16cm" fo:min-width="0.591cm" fo:padding-top="0.125cm" fo:padding-bottom="0.125cm" fo:padding-left="0.25cm" fo:padding-right="0.25cm" fo:wrap-option="wrap"/>
    </style:style>
    <style:style style:name="gr27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.65cm" fo:min-width="3.416cm" fo:padding-top="0.254cm" fo:padding-bottom="0.254cm" fo:padding-left="0.254cm" fo:padding-right="0.254cm" fo:wrap-option="wrap"/>
    </style:style>
    <style:style style:name="gr28" style:family="graphic" style:parent-style-name="standard">
      <style:graphic-properties draw:stroke="solid" svg:stroke-width="0.026cm" svg:stroke-color="#ffffff" draw:stroke-linejoin="round" svg:stroke-linecap="butt" draw:fill="solid" draw:fill-color="#ffffff" draw:textarea-vertical-align="middle" draw:auto-grow-height="false" draw:fit-to-size="false" style:shrink-to-fit="false" fo:min-height="2.455cm" fo:min-width="2.954cm" fo:padding-top="0.254cm" fo:padding-bottom="0.254cm" fo:padding-left="0.254cm" fo:padding-right="0.254cm" fo:wrap-option="wrap"/>
    </style:style>
    <style:style style:name="gr29" style:family="graphic" style:parent-style-name="standard">
      <style:graphic-properties draw:stroke="dash" draw:stroke-dash="Dashed_20__28_var_29__20_4" svg:stroke-width="0.079cm" svg:stroke-color="#ffffff" draw:marker-start="msArrowEnd_20_5" draw:marker-start-width="0.237cm" draw:marker-start-center="false" draw:stroke-linejoin="round" svg:stroke-linecap="butt" draw:fill="none" draw:textarea-vertical-align="top" draw:auto-grow-height="false" fo:min-height="2.254cm" fo:min-width="3.988cm" fo:padding-top="0.125cm" fo:padding-bottom="0.125cm" fo:padding-left="0.25cm" fo:padding-right="0.25cm" fo:wrap-option="wrap"/>
    </style:style>
    <style:style style:name="gr30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3.271cm" fo:min-width="3.416cm" fo:padding-top="0.254cm" fo:padding-bottom="0.254cm" fo:padding-left="0.254cm" fo:padding-right="0.254cm" fo:wrap-option="wrap"/>
    </style:style>
    <style:style style:name="gr31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3.682cm" fo:min-width="7.209cm" fo:padding-top="0.254cm" fo:padding-bottom="0.254cm" fo:padding-left="0.254cm" fo:padding-right="0.254cm" fo:wrap-option="wrap"/>
    </style:style>
    <style:style style:name="gr32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2.129cm" fo:min-width="2.385cm" fo:padding-top="0.254cm" fo:padding-bottom="0.254cm" fo:padding-left="0.254cm" fo:padding-right="0.254cm" fo:wrap-option="wrap"/>
    </style:style>
    <style:style style:name="gr33" style:family="graphic" style:parent-style-name="standard">
      <style:graphic-properties draw:stroke="dash" draw:stroke-dash="Dashed_20__28_var_29__20_4" svg:stroke-width="0.079cm" svg:stroke-color="#ffffff" draw:marker-start="msArrowEnd_20_5" draw:marker-start-width="0.237cm" draw:marker-start-center="false" draw:stroke-linejoin="round" svg:stroke-linecap="butt" draw:fill="none" draw:textarea-vertical-align="top" draw:auto-grow-height="false" fo:min-height="1.238cm" fo:min-width="11.448cm" fo:padding-top="0.125cm" fo:padding-bottom="0.125cm" fo:padding-left="0.25cm" fo:padding-right="0.25cm" fo:wrap-option="wrap"/>
    </style:style>
    <style:style style:name="gr34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.65cm" fo:min-width="3.416cm" fo:padding-top="0.254cm" fo:padding-bottom="0.254cm" fo:padding-left="0.254cm" fo:padding-right="0.254cm" fo:wrap-option="wrap"/>
    </style:style>
    <style:style style:name="gr35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3.271cm" fo:min-width="3.416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ffffff"/>
      <style:paragraph-properties fo:text-align="center" style:font-independent-line-spacing="true"/>
      <style:text-properties fo:font-size="14pt" fo:font-weight="bold" style:font-weight-asian="bold" style:font-weight-complex="bold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</style:style>
    <style:style style:name="P1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cm" fo:margin-bottom="0.762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52pt" fo:letter-spacing="normal" fo:font-style="normal" style:text-underline-style="none" fo:font-weight="normal" style:font-name-asian="Arial2" style:font-size-asian="52pt" style:font-style-asian="normal" style:font-weight-asian="normal" style:font-name-complex="Arial2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4" style:family="text">
      <style:text-properties fo:font-variant="normal" fo:text-transform="none" fo:color="#adadad" style:text-line-through-style="none" style:text-line-through-type="none" style:text-position="0% 100%" style:font-name="Arial2" fo:font-size="22pt" fo:letter-spacing="normal" fo:font-style="normal" style:text-underline-style="none" fo:font-weight="normal" style:font-name-asian="Arial2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5" style:family="text">
      <style:text-properties fo:font-size="14pt" fo:font-weight="bold" style:font-weight-asian="bold" style:font-weight-complex="bold"/>
    </style:style>
    <style:style style:name="T6" style:family="text">
      <style:text-properties fo:font-size="11pt" fo:font-weight="bold" style:font-size-asian="14pt" style:font-weight-asian="bold" style:font-size-complex="14pt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0pt" fo:font-weight="bold" style:font-size-asian="12pt" style:font-weight-asian="bold" style:font-size-complex="12pt" style:font-weight-complex="bold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bold" style:font-name-asian="Arial2" style:font-size-asian="54pt" style:font-style-asian="normal" style:font-weight-asian="bold" style:font-name-complex="Arial2" style:font-size-complex="5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bold" style:font-name-asian="Arial2" style:font-size-asian="30pt" style:font-style-asian="normal" style:font-weight-asian="bold" style:font-name-complex="Arial2" style:font-size-complex="3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13pt" fo:letter-spacing="normal" fo:font-style="normal" style:text-underline-style="none" fo:font-weight="bold" style:font-name-asian="Arial2" style:font-size-asian="13pt" style:font-style-asian="normal" style:font-weight-asian="bold" style:font-name-complex="Arial2" style:font-size-complex="13pt" style:font-style-complex="normal" style:font-weight-complex="bold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13pt" fo:letter-spacing="normal" fo:font-style="normal" fo:text-shadow="none" style:text-underline-style="none" fo:font-weight="normal" style:letter-kerning="true" style:font-name-asian="Arial2" style:font-size-asian="13pt" style:font-style-asian="normal" style:font-weight-asian="normal" style:font-name-complex="Ari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7pt" fo:letter-spacing="normal" fo:font-style="normal" style:text-underline-style="none" fo:font-weight="bold" style:font-name-asian="Arial2" style:font-size-asian="7pt" style:font-style-asian="normal" style:font-weight-asian="bold" style:font-name-complex="Arial2" style:font-size-complex="7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2" fo:font-size="13pt" fo:letter-spacing="normal" fo:font-style="normal" style:text-underline-style="none" fo:font-weight="normal" style:font-name-asian="Arial2" style:font-size-asian="13pt" style:font-style-asian="normal" style:font-weight-asian="normal" style:font-name-complex="Arial2" style:font-size-complex="13pt" style:font-style-complex="normal" style:font-weight-complex="normal"/>
    </style:style>
    <style:style style:name="T21" style:family="text">
      <style:text-properties fo:font-variant="normal" fo:text-transform="none" fo:color="#adadad" style:text-line-through-style="none" style:text-line-through-type="none" style:text-position="0% 100%" style:font-name="Arial2" fo:font-size="15pt" fo:letter-spacing="normal" fo:font-style="normal" style:text-underline-style="none" fo:font-weight="normal" style:font-name-asian="Arial2" style:font-size-asian="15pt" style:font-style-asian="normal" style:font-weight-asian="normal" style:font-name-complex="Arial2" style:font-size-complex="15pt" style:font-style-complex="normal" style:font-weight-complex="normal"/>
    </style:style>
    <style:style style:name="T22" style:family="text">
      <style:text-properties fo:font-variant="normal" fo:text-transform="none" fo:color="#adadad" style:text-line-through-style="none" style:text-line-through-type="none" style:text-position="0% 100%" style:font-name="Arial2" fo:font-size="15pt" fo:letter-spacing="normal" fo:font-style="italic" style:text-underline-style="none" fo:font-weight="bold" style:font-name-asian="Arial2" style:font-size-asian="15pt" style:font-style-asian="italic" style:font-weight-asian="bold" style:font-name-complex="Arial2" style:font-size-complex="15pt" style:font-style-complex="italic" style:font-weight-complex="bold"/>
    </style:style>
    <style:style style:name="T23" style:family="text">
      <style:text-properties fo:font-variant="normal" fo:text-transform="none" fo:color="#adadad" style:text-line-through-style="none" style:text-line-through-type="none" style:text-position="0% 100%" style:font-name="Arial2" fo:font-size="15pt" fo:letter-spacing="normal" fo:font-style="normal" style:text-underline-style="none" fo:font-weight="bold" style:font-name-asian="Arial2" style:font-size-asian="15pt" style:font-style-asian="normal" style:font-weight-asian="bold" style:font-name-complex="Arial2" style:font-size-complex="15pt" style:font-style-complex="normal" style:font-weight-complex="bold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Arial2" style:font-size-asian="44pt" style:font-style-asian="normal" style:font-weight-asian="normal" style:font-name-complex="Arial2" style:font-size-complex="44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Arial2" fo:font-size="20pt" fo:letter-spacing="normal" fo:font-style="normal" style:text-underline-style="none" fo:font-weight="bold" style:font-name-asian="Arial2" style:font-size-asian="44pt" style:font-style-asian="normal" style:font-weight-asian="bold" style:font-name-complex="Arial2" style:font-size-complex="44pt" style:font-style-complex="normal" style:font-weight-complex="bold"/>
    </style:style>
    <style:style style:name="T26" style:family="text">
      <style:text-properties fo:font-variant="normal" fo:text-transform="none" fo:color="#adadad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27" style:family="text">
      <style:text-properties fo:font-variant="normal" fo:text-transform="none" fo:color="#adadad" style:text-line-through-style="none" style:text-line-through-type="none" style:text-position="0% 100%" style:font-name="Arial2" fo:font-size="14pt" fo:letter-spacing="normal" fo:font-style="normal" style:text-underline-style="none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T28" style:family="text">
      <style:text-properties fo:font-variant="normal" fo:text-transform="none" fo:color="#adadad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normal" style:letter-kerning="true" fo:background-color="transparent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adadad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letter-kerning="true" fo:background-color="transparent" style:font-name-asian="Arial2" style:font-size-asian="14pt" style:font-style-asian="normal" style:font-weight-asian="bold" style:font-name-complex="Arial2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1.518cm" text:min-label-width="1.02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71cm" text:min-label-width="0.899cm"/>
        <style:text-properties style:font-name="Arial2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71cm" text:min-label-width="0.89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71cm" text:min-label-width="0.899cm"/>
        <style:text-properties fo:color="#adadad" fo:font-size="100%"/>
      </text:list-level-style-number>
      <text:list-level-style-number text:level="2" style:num-suffix="." style:num-format="a">
        <style:list-level-properties text:space-before="1.641cm" text:min-label-width="0.899cm"/>
        <style:text-properties fo:color="#adadad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olo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118cm" svg:x="0.866cm" svg:y="4.017cm" presentation:class="title" presentation:user-transformed="true">
          <draw:text-box>
            <text:p text:style-name="P1"><text:span text:style-name="T1">Proposta soluzione esercitazione 7</text:span><text:span text:style-name="T1"><text:line-break/></text:span><text:span text:style-name="T1">JAVA RMIREGISTRY TAG</text:span></text:p>
          </draw:text-box>
        </draw:frame>
        <draw:frame draw:name="Google Shape;55;p13" presentation:style-name="pr2" draw:text-style-name="P3" draw:layer="layout" svg:width="13.066cm" svg:height="3.882cm" svg:x="12.333cm" svg:y="10.405cm" presentation:class="subtitle" presentation:user-transformed="true">
          <draw:text-box>
            <text:p text:style-name="P1"><text:span text:style-name="T2"><text:s/></text:span><text:span text:style-name="T2">Mattia Innocenti - 825046 </text:span></text:p>
            <text:p text:style-name="P1"><text:span text:style-name="T2">Federico Macchiavelli - 825621</text:span></text:p>
            <text:p text:style-name="P1"><text:span text:style-name="T2">Andrea Proia - 825784</text:span></text:p>
            <text:p text:style-name="P1"><text:span text:style-name="T2">Luca Bartolomei - 825005</text:span></text:p>
          </draw:text-box>
        </draw:frame>
        <presentation:notes draw:style-name="dp2">
          <draw:page-thumbnail draw:name="Google Shape;51;gc6f980f91_0_0:notes" draw:style-name="gr1" draw:layer="layout" svg:width="16.933cm" svg:height="9.524cm" svg:x="1.059cm" svg:y="1.905cm" draw:page-number="1" presentation:class="page"/>
          <draw:frame draw:name="Google Shape;52;gc6f980f91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ecifiche servizio" draw:style-name="dp1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6" draw:layer="layout" svg:width="23.667cm" svg:height="1.59cm" svg:x="0.866cm" svg:y="1.352cm" presentation:class="title" presentation:user-transformed="true">
          <draw:text-box>
            <text:p text:style-name="P5"><text:span text:style-name="T3">Specifiche servizio</text:span></text:p>
          </draw:text-box>
        </draw:frame>
        <draw:frame draw:name="Google Shape;61;p14" presentation:style-name="pr5" draw:text-style-name="P9" draw:layer="layout" svg:width="23.667cm" svg:height="9.489cm" svg:x="0.866cm" svg:y="3.627cm" presentation:class="outline" presentation:user-transformed="true">
          <draw:text-box>
            <text:p text:style-name="P7"><text:span text:style-name="T4">L’applicativo ha come obiettivo un’implementazione di un rmiregistry distribuito:</text:span></text:p>
            <text:list text:style-name="L3">
              <text:list-item>
                <text:p text:style-name="P8"><text:span text:style-name="T4">un servizio per registrare (registry) i servitori remoti, tramite un nome di servizio. Inoltre il servitore può associare al servizio dei tag comuni a più servizi.</text:span></text:p>
              </text:list-item>
              <text:list-item>
                <text:p text:style-name="P7"><text:span text:style-name="T4">un servizio per cercare un servitore remoto già registrato (lookup). Inoltre si può ricercare per tag nomi di serivizi.</text:span></text:p>
              </text:list-item>
            </text:list>
          </draw:text-box>
        </draw:frame>
        <presentation:notes draw:style-name="dp2">
          <draw:page-thumbnail draw:name="Google Shape;57;g622144511a_0_66:notes" draw:style-name="gr1" draw:layer="layout" svg:width="16.932cm" svg:height="9.524cm" svg:x="1.059cm" svg:y="1.905cm" draw:page-number="2" presentation:class="page"/>
          <draw:frame draw:name="Google Shape;58;g622144511a_0_6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chitettura" draw:style-name="dp1" draw:master-page-name="TITLE_5f_AND_5f_BODY" presentation:presentation-page-layout-name="AL2T1">
        <office:forms form:automatic-focus="false" form:apply-design-mode="false"/>
        <draw:custom-shape draw:name="Google Shape;66;p15" draw:style-name="gr2" draw:text-style-name="P11" draw:layer="layout" svg:width="5.897cm" svg:height="4.22cm" svg:x="9.186cm" svg:y="0.38cm">
          <text:p text:style-name="P10"><text:span text:style-name="T5">RMI REGISTRY</text:span></text:p>
          <text:p text:style-name="P10"><text:span text:style-name="T5">DISTRIBUITO CON TA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6;p15" draw:style-name="gr3" draw:text-style-name="P11" draw:layer="layout" svg:width="4.499cm" svg:height="3.22cm" svg:x="18.687cm" svg:y="0.6cm">
          <text:p text:style-name="P10"><text:span text:style-name="T6">INTERFACCIA</text:span></text:p>
          <text:p text:style-name="P10"><text:span text:style-name="T6">RegistryRemotoTagServe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4" draw:text-style-name="P12" draw:layer="layout" svg:x1="14.816cm" svg:y1="2.404cm" svg:x2="18.586cm" svg:y2="2cm">
          <text:p/>
        </draw:line>
        <draw:frame draw:style-name="gr5" draw:text-style-name="P13" draw:layer="layout" svg:width="2.864cm" svg:height="0.763cm" draw:transform="rotate (0.0687659725285766) translate (15.076cm 1.397cm)">
          <draw:text-box>
            <text:p><text:span text:style-name="T7">implementa</text:span></text:p>
          </draw:text-box>
        </draw:frame>
        <draw:custom-shape draw:name="Google Shape;66;p15" draw:style-name="gr6" draw:text-style-name="P11" draw:layer="layout" svg:width="3.4cm" svg:height="2.433cm" svg:x="2.986cm" svg:y="1.567cm">
          <text:p text:style-name="P10"><text:span text:style-name="T8">RMI REGISTRY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4" draw:text-style-name="P12" draw:layer="layout" svg:x1="8.994cm" svg:y1="3.2cm" svg:x2="6.386cm" svg:y2="3.2cm">
          <text:p/>
        </draw:line>
        <draw:frame draw:style-name="gr7" draw:text-style-name="P14" draw:layer="layout" svg:width="1.863cm" svg:height="0.764cm" svg:x="6.923cm" svg:y="2.4cm">
          <draw:text-box>
            <text:p><text:span text:style-name="T7">rebind</text:span></text:p>
          </draw:text-box>
        </draw:frame>
        <draw:custom-shape draw:name="Google Shape;66;p15" draw:style-name="gr8" draw:text-style-name="P11" draw:layer="layout" svg:width="5.897cm" svg:height="4.22cm" svg:x="16.889cm" svg:y="7.8cm">
          <text:p text:style-name="P10"><text:span text:style-name="T5">SERVE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4" draw:text-style-name="P12" draw:layer="layout" svg:x1="19.586cm" svg:y1="7.4cm" svg:x2="20.586cm" svg:y2="4cm">
          <text:p/>
        </draw:line>
        <draw:frame draw:style-name="gr9" draw:text-style-name="P14" draw:layer="layout" svg:width="3.663cm" svg:height="0.662cm" draw:transform="rotate (1.30899693899575) translate (20.105cm 7.623cm)">
          <draw:text-box>
            <text:p><text:span text:style-name="T9">Utilizza una istanza</text:span></text:p>
          </draw:text-box>
        </draw:frame>
        <draw:line draw:style-name="gr10" draw:text-style-name="P12" draw:layer="layout" svg:x1="17.986cm" svg:y1="7.8cm" svg:x2="14.186cm" svg:y2="4.2cm">
          <text:p/>
        </draw:line>
        <draw:frame draw:style-name="gr11" draw:text-style-name="P14" draw:layer="layout" svg:width="5.215cm" svg:height="0.684cm" draw:transform="rotate (-0.785398163397448) translate (15.336cm 3.696cm)">
          <draw:text-box>
            <text:p><text:span text:style-name="T10">Aggiungi nome servizio / associa tag</text:span></text:p>
          </draw:text-box>
        </draw:frame>
        <draw:line draw:style-name="gr12" draw:text-style-name="P12" draw:layer="layout" svg:x1="17.186cm" svg:y1="8.4cm" svg:x2="6.386cm" svg:y2="3.4cm">
          <text:p/>
        </draw:line>
        <draw:line draw:style-name="gr4" draw:text-style-name="P12" draw:layer="layout" svg:x1="9.008cm" svg:y1="3.2cm" svg:x2="6.4cm" svg:y2="3.2cm">
          <text:p/>
        </draw:line>
        <draw:frame draw:style-name="gr13" draw:text-style-name="P13" draw:layer="layout" svg:width="2.073cm" svg:height="0.839cm" draw:transform="rotate (-0.420624349730634) translate (12.294cm 5.988cm)">
          <draw:text-box draw:corner-radius="1.392cm">
            <text:p><text:span text:style-name="T11">lookup</text:span></text:p>
          </draw:text-box>
        </draw:frame>
        <draw:custom-shape draw:name="Google Shape;66;p15" draw:style-name="gr8" draw:text-style-name="P11" xml:id="id1" draw:id="id1" draw:layer="layout" svg:width="5.897cm" svg:height="4.22cm" svg:x="0.786cm" svg:y="7.98cm">
          <text:p text:style-name="P10"><text:span text:style-name="T5">CLIEN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12" draw:text-style-name="P12" draw:layer="layout" svg:x1="3.186cm" svg:y1="7.8cm" svg:x2="3.986cm" svg:y2="4.2cm">
          <text:p/>
        </draw:line>
        <draw:frame draw:style-name="gr14" draw:text-style-name="P14" draw:layer="layout" svg:width="2.073cm" svg:height="0.84cm" draw:transform="rotate (1.3836970309811) translate (3.575cm 7.244cm)">
          <draw:text-box>
            <text:p><text:span text:style-name="T11">lookup</text:span></text:p>
          </draw:text-box>
        </draw:frame>
        <draw:line draw:style-name="gr10" draw:text-style-name="P12" draw:layer="layout" svg:x1="5.186cm" svg:y1="8cm" svg:x2="9.786cm" svg:y2="4.2cm">
          <text:p/>
        </draw:line>
        <draw:frame draw:style-name="gr15" draw:text-style-name="P14" draw:layer="layout" svg:width="5.116cm" svg:height="0.57cm" draw:transform="rotate (0.704414886104911) translate (5.442cm 8.029cm)">
          <draw:text-box>
            <text:p><text:span text:style-name="T10">Cerca nome servizio / cerca tag</text:span></text:p>
          </draw:text-box>
        </draw:frame>
        <draw:custom-shape draw:name="Google Shape;66;p15" draw:style-name="gr3" draw:text-style-name="P11" xml:id="id2" draw:id="id2" draw:layer="layout" svg:width="4.499cm" svg:height="3.22cm" svg:x="7.087cm" svg:y="9.98cm">
          <text:p text:style-name="P10"><text:span text:style-name="T6">INTERFACCIA</text:span></text:p>
          <text:p text:style-name="P10"><text:span text:style-name="T6">RegistryRemotoTagClien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4" draw:text-style-name="P12" draw:layer="layout" svg:x1="23.986cm" svg:y1="12.8cm" svg:x2="11.586cm" svg:y2="12.6cm">
          <text:p/>
        </draw:line>
        <draw:line draw:style-name="gr16" draw:text-style-name="P12" draw:layer="layout" svg:x1="24cm" svg:y1="12.723cm" svg:x2="23.986cm" svg:y2="3.8cm">
          <text:p/>
        </draw:line>
        <draw:line draw:style-name="gr17" draw:text-style-name="P12" draw:layer="layout" svg:x1="23.986cm" svg:y1="3.8cm" svg:x2="22.786cm" svg:y2="2.8cm">
          <text:p/>
        </draw:line>
        <draw:frame draw:style-name="gr18" draw:text-style-name="P13" draw:layer="layout" svg:width="2.754cm" svg:height="0.962cm" svg:x="14.135cm" svg:y="11.8cm">
          <draw:text-box>
            <text:p>estende</text:p>
          </draw:text-box>
        </draw:frame>
        <draw:frame draw:style-name="gr9" draw:text-style-name="P14" draw:layer="layout" svg:width="3.663cm" svg:height="0.662cm" svg:x="4.737cm" svg:y="13.051cm">
          <draw:text-box>
            <text:p><text:span text:style-name="T9">Utilizza una istanza</text:span></text:p>
          </draw:text-box>
        </draw:frame>
        <draw:connector draw:style-name="gr19" draw:text-style-name="P10" draw:layer="layout" svg:x1="3.734cm" svg:y1="12.2cm" svg:x2="9.336cm" svg:y2="13.2cm" draw:start-shape="id1" draw:end-shape="id2" svg:d="M3734 12200v1513h5602v-513" svg:viewBox="0 0 5603 1514">
          <text:p/>
        </draw:connector>
        <draw:frame draw:style-name="gr20" draw:text-style-name="P14" draw:layer="layout" svg:width="5.855cm" svg:height="1.367cm" svg:x="0.145cm" svg:y="0.2cm">
          <draw:text-box>
            <text:p><text:span text:style-name="T3">Architettura</text:span></text:p>
          </draw:text-box>
        </draw:frame>
        <presentation:notes draw:style-name="dp2">
          <draw:page-thumbnail draw:name="Google Shape;63;g65cc3e493d_0_31:notes" draw:style-name="gr1" draw:layer="layout" svg:width="16.932cm" svg:height="9.524cm" svg:x="1.059cm" svg:y="1.905cm" draw:page-number="3" presentation:class="page"/>
          <draw:frame draw:name="Google Shape;64;g65cc3e493d_0_3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gistryRemoto - architettura" draw:style-name="dp1" draw:master-page-name="TITLE_5f_AND_5f_BODY" presentation:presentation-page-layout-name="AL2T1">
        <office:forms form:automatic-focus="false" form:apply-design-mode="false"/>
        <draw:frame draw:name="Google Shape;100;p17" presentation:style-name="pr4" draw:text-style-name="P6" draw:layer="layout" svg:width="23.667cm" svg:height="1.59cm" svg:x="0.866cm" svg:y="0.752cm" presentation:class="title" presentation:user-transformed="true">
          <draw:text-box>
            <text:p text:style-name="P5"><text:span text:style-name="T12">RegistryRemotoTagServerImpl</text:span><text:span text:style-name="T3"> - architettura</text:span></text:p>
          </draw:text-box>
        </draw:frame>
        <draw:custom-shape draw:name="Google Shape;101;p17" draw:style-name="gr21" draw:text-style-name="P15" draw:layer="layout" svg:width="9.162cm" svg:height="8.839cm" svg:x="1.336cm" svg:y="2.8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2;p17" draw:style-name="gr22" draw:text-style-name="P16" draw:layer="layout" svg:width="7.716cm" svg:height="4.189cm" svg:x="2.059cm" svg:y="5.201cm">
          <text:p text:style-name="P1"><text:span text:style-name="T13">Processo</text:span></text:p>
          <text:p text:style-name="P1"><text:span text:style-name="T14">SERVER</text:span></text:p>
          <text:p text:style-name="P1"><text:span text:style-name="T14">(Main)</text:span></text:p>
          <text:p text:style-name="P1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7" draw:style-name="gr23" draw:text-style-name="P15" draw:layer="layout" svg:width="3.923cm" svg:height="3.296cm" svg:x="18.789cm" svg:y="1.6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4;p17" draw:style-name="gr24" draw:text-style-name="P17" draw:layer="layout" svg:width="2.892cm" svg:height="2.636cm" svg:x="19.305cm" svg:y="1.927cm">
          <text:p text:style-name="P1"><text:span text:style-name="T16">1</text:span></text:p>
          <text:p text:style-name="P1"><text:span text:style-name="T17">Crea istanza di </text:span><text:span text:style-name="T18">RegistryRemotoTagServerImpl</text:span></text:p>
          <text:p text:style-name="P1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7" draw:style-name="gr25" draw:text-style-name="P18" draw:layer="layout" svg:width="9.751cm" svg:height="1.491cm" svg:x="9.146cm" svg:y="2.679cm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106;p17" draw:style-name="gr26" draw:text-style-name="P18" draw:layer="layout" svg:width="1.09cm" svg:height="5.409cm" draw:transform="rotate (1.5707963267949) translate (15.341cm 6.081cm)">
          <text:p/>
          <draw:enhanced-geometry draw:mirror-horizontal="false" draw:mirror-vertical="false" svg:viewBox="0 0 0 0" draw:text-areas="0 0 ?f5 ?f6" draw:type="ooxml-curvedConnector3" draw:modifiers="5000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07;p17" draw:style-name="gr23" draw:text-style-name="P15" draw:layer="layout" svg:width="3.923cm" svg:height="3.296cm" svg:x="13.379cm" svg:y="6.0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8;p17" draw:style-name="gr27" draw:text-style-name="P16" draw:layer="layout" svg:width="3.923cm" svg:height="2.157cm" svg:x="13.379cm" svg:y="6.409cm">
          <text:p text:style-name="P1"><text:span text:style-name="T19">2</text:span></text:p>
          <text:p text:style-name="P1"><text:span text:style-name="T15">Rebind sull’RMIregis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7" draw:style-name="gr28" draw:text-style-name="P15" draw:layer="layout" svg:width="4.896cm" svg:height="4.189cm" svg:x="18.443cm" svg:y="9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0;p17" draw:style-name="gr29" draw:text-style-name="P18" draw:layer="layout" svg:width="4.487cm" svg:height="2.503cm" draw:transform="rotate (-3.14159265358979) translate (18.443cm 11.399cm)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111;p17" draw:style-name="gr30" draw:text-style-name="P16" draw:layer="layout" svg:width="3.923cm" svg:height="3.778cm" svg:x="18.929cm" svg:y="9.391cm">
          <text:p text:style-name="P1"><text:span text:style-name="T16">3</text:span></text:p>
          <text:p text:style-name="P1"><text:span text:style-name="T20">Pronto a eseguire i metodi invocati in remoto dai </text:span><text:span text:style-name="T16">client*</text:span></text:p>
          <text:p text:style-name="P1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97;g65cc3e493d_0_77:notes" draw:style-name="gr1" draw:layer="layout" svg:width="16.932cm" svg:height="9.524cm" svg:x="1.059cm" svg:y="1.905cm" draw:page-number="4" presentation:class="page"/>
          <draw:frame draw:name="Google Shape;98;g65cc3e493d_0_77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gistry Remoto - struttura" draw:style-name="dp1" draw:master-page-name="TITLE_5f_AND_5f_BODY" presentation:presentation-page-layout-name="AL2T1">
        <office:forms form:automatic-focus="false" form:apply-design-mode="false"/>
        <draw:frame draw:name="Google Shape;94;p16" presentation:style-name="pr4" draw:text-style-name="P6" draw:layer="layout" svg:width="23.667cm" svg:height="1.59cm" svg:x="0.866cm" svg:y="0.752cm" presentation:class="title" presentation:user-transformed="true">
          <draw:text-box>
            <text:p text:style-name="P5"><text:span text:style-name="T12">RegistryRemotoTagServerImpl</text:span><text:span text:style-name="T3"> - struttura</text:span></text:p>
          </draw:text-box>
        </draw:frame>
        <draw:frame draw:name="Google Shape;95;p16" presentation:style-name="pr5" draw:text-style-name="P9" draw:layer="layout" svg:width="23.667cm" svg:height="10.17cm" svg:x="0.866cm" svg:y="2.697cm" presentation:class="outline" presentation:user-transformed="true">
          <draw:text-box>
            <text:p text:style-name="P7"><text:span text:style-name="T21">Operazioni preliminari:</text:span></text:p>
            <text:list text:style-name="L4">
              <text:list-item>
                <text:p text:style-name="P8"><text:span text:style-name="T21">Controllo argomenti invocazione</text:span></text:p>
              </text:list-item>
              <text:list-item>
                <text:p text:style-name="P7"><text:span text:style-name="T21">Invocazione metodo rebind</text:span><text:span text:style-name="T22"> </text:span><text:span text:style-name="T21">per rendere visibile il servizio sull’ rmiregistry locale. I server/client faranno una lookup per ottenere un riferimento remoto sul quale invocare le varie operazioni</text:span></text:p>
              </text:list-item>
            </text:list>
            <text:p text:style-name="P8"><text:span text:style-name="T21">Servizi:</text:span></text:p>
            <text:list text:style-name="L5">
              <text:list-item>
                <text:p text:style-name="P8"><text:span text:style-name="T21">Registrazione servitore tramite nome servizio.</text:span></text:p>
              </text:list-item>
              <text:list-item>
                <text:p text:style-name="P7"><text:span text:style-name="T21">Associazione del nome di servizio tramite tag (</text:span><text:span text:style-name="T23">rebind</text:span><text:span text:style-name="T21">).</text:span></text:p>
              </text:list-item>
              <text:list-item>
                <text:p text:style-name="P7"><text:span text:style-name="T21">Ricerca di un nome di servizio (</text:span><text:span text:style-name="T23">lookup</text:span><text:span text:style-name="T21">)</text:span></text:p>
              </text:list-item>
            </text:list>
            <text:list text:style-name="L6">
              <text:list-item>
                <text:p text:style-name="P7"><text:span text:style-name="T21">Ricerca di nomi di servizi associati ad un tag.</text:span></text:p>
              </text:list-item>
            </text:list>
          </draw:text-box>
        </draw:frame>
        <presentation:notes draw:style-name="dp2">
          <draw:page-thumbnail draw:name="Google Shape;91;g65cc3e493d_0_67:notes" draw:style-name="gr1" draw:layer="layout" svg:width="16.932cm" svg:height="9.524cm" svg:x="1.059cm" svg:y="1.905cm" draw:page-number="5" presentation:class="page"/>
          <draw:frame draw:name="Google Shape;92;g65cc3e493d_0_67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ient- archittettura" draw:style-name="dp1" draw:master-page-name="TITLE_5f_AND_5f_BODY" presentation:presentation-page-layout-name="AL2T1">
        <office:forms form:automatic-focus="false" form:apply-design-mode="false"/>
        <draw:frame draw:name="Google Shape;100;p17" presentation:style-name="pr4" draw:text-style-name="P6" draw:layer="layout" svg:width="23.667cm" svg:height="1.59cm" svg:x="0.866cm" svg:y="0.752cm" presentation:class="title" presentation:user-transformed="true">
          <draw:text-box>
            <text:p text:style-name="P5"><text:span text:style-name="T12">Client </text:span><text:span text:style-name="T24">che implementa </text:span><text:span text:style-name="T25">RegistryRemotoTagClient</text:span><text:span text:style-name="T3"> - architettura</text:span></text:p>
          </draw:text-box>
        </draw:frame>
        <draw:custom-shape draw:name="Google Shape;101;p17" draw:style-name="gr21" draw:text-style-name="P15" draw:layer="layout" svg:width="9.162cm" svg:height="8.839cm" svg:x="1.336cm" svg:y="2.8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2;p17" draw:style-name="gr31" draw:text-style-name="P16" draw:layer="layout" svg:width="7.716cm" svg:height="4.189cm" svg:x="2.059cm" svg:y="5.201cm">
          <text:p text:style-name="P1"><text:span text:style-name="T13">Processo</text:span></text:p>
          <text:p text:style-name="P1"><text:span text:style-name="T14">CLIENT</text:span></text:p>
          <text:p text:style-name="P1"><text:span text:style-name="T14">(Main)</text:span></text:p>
          <text:p text:style-name="P1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7" draw:style-name="gr23" draw:text-style-name="P15" draw:layer="layout" svg:width="3.923cm" svg:height="3.296cm" svg:x="21.077cm" svg:y="2.4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4;p17" draw:style-name="gr32" draw:text-style-name="P16" draw:layer="layout" svg:width="2.892cm" svg:height="2.636cm" svg:x="21.508cm" svg:y="2.6cm">
          <text:p text:style-name="P1"><text:span text:style-name="T16">1</text:span></text:p>
          <text:p text:style-name="P1"><text:span text:style-name="T20">Lookup</text:span></text:p>
          <text:p text:style-name="P1"><text:span text:style-name="T20">Registry Remoto</text:span></text:p>
          <text:p text:style-name="P1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7" draw:style-name="gr33" draw:text-style-name="P18" draw:layer="layout" svg:width="11.948cm" svg:height="1.488cm" draw:transform="skewX (0.062482787221397) rotate (0.0626573201465964) translate (9.146cm 3.427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106;p17" draw:style-name="gr26" draw:text-style-name="P18" draw:layer="layout" svg:width="1.09cm" svg:height="5.409cm" draw:transform="rotate (1.5707963267949) translate (17cm 6.8cm)">
          <text:p/>
          <draw:enhanced-geometry draw:mirror-horizontal="false" draw:mirror-vertical="false" svg:viewBox="0 0 0 0" draw:text-areas="0 0 ?f5 ?f6" draw:type="ooxml-curvedConnector3" draw:modifiers="5000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07;p17" draw:style-name="gr23" draw:text-style-name="P15" draw:layer="layout" svg:width="3.923cm" svg:height="3.296cm" svg:x="13.379cm" svg:y="6.0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8;p17" draw:style-name="gr34" draw:text-style-name="P16" draw:layer="layout" svg:width="3.923cm" svg:height="2.157cm" svg:x="13.379cm" svg:y="6.409cm">
          <text:p text:style-name="P1"><text:span text:style-name="T19">2</text:span></text:p>
          <text:p text:style-name="P1"><text:span text:style-name="T15">Ricerca tramite TAG + 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7" draw:style-name="gr28" draw:text-style-name="P15" draw:layer="layout" svg:width="4.896cm" svg:height="4.189cm" svg:x="18.443cm" svg:y="9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0;p17" draw:style-name="gr29" draw:text-style-name="P18" draw:layer="layout" svg:width="4.487cm" svg:height="2.503cm" draw:transform="rotate (-3.14159265358979) translate (18.443cm 11.399cm)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111;p17" draw:style-name="gr35" draw:text-style-name="P16" draw:layer="layout" svg:width="3.923cm" svg:height="3.778cm" svg:x="18.929cm" svg:y="9.391cm">
          <text:p text:style-name="P1"><text:span text:style-name="T16">3</text:span></text:p>
          <text:p text:style-name="P1"><text:span text:style-name="T20">Pronto a eseguire i metodi remoti del Server</text:span></text:p>
          <text:p text:style-name="P1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97;g65cc3e493d_0_77:notes" draw:style-name="gr1" draw:layer="layout" svg:width="16.932cm" svg:height="9.524cm" svg:x="1.059cm" svg:y="1.905cm" draw:page-number="6" presentation:class="page"/>
          <draw:frame draw:name="Google Shape;98;g65cc3e493d_0_77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ient - struttura" draw:style-name="dp1" draw:master-page-name="TITLE_5f_AND_5f_BODY" presentation:presentation-page-layout-name="AL2T1">
        <office:forms form:automatic-focus="false" form:apply-design-mode="false"/>
        <draw:frame draw:name="Google Shape;94;p16" presentation:style-name="pr4" draw:text-style-name="P6" draw:layer="layout" svg:width="23.667cm" svg:height="1.59cm" svg:x="0.866cm" svg:y="0.752cm" presentation:class="title" presentation:user-transformed="true">
          <draw:text-box>
            <text:p text:style-name="P5"><text:span text:style-name="T12">Client </text:span><text:span text:style-name="T24">che implementa </text:span><text:span text:style-name="T25">RegistryRemotoTagClient</text:span><text:span text:style-name="T3"> - struttura</text:span></text:p>
          </draw:text-box>
        </draw:frame>
        <draw:frame draw:name="Google Shape;95;p16" presentation:style-name="pr5" draw:text-style-name="P9" draw:layer="layout" svg:width="23.667cm" svg:height="10.17cm" svg:x="0.866cm" svg:y="2.697cm" presentation:class="outline" presentation:user-transformed="true">
          <draw:text-box>
            <text:p text:style-name="P7"><text:span text:style-name="T21"/></text:p>
            <text:p text:style-name="P7"><text:span text:style-name="T21">Operazioni preliminari:</text:span></text:p>
            <text:list text:style-name="L4">
              <text:list-item>
                <text:p text:style-name="P8"><text:span text:style-name="T21">Controllo argomenti invocazione</text:span></text:p>
              </text:list-item>
              <text:list-item>
                <text:p text:style-name="P7"><text:span text:style-name="T21">Invocazione metodo lookup per ottenere un riferimento remoto</text:span></text:p>
              </text:list-item>
            </text:list>
            <text:p text:style-name="P8"><text:span text:style-name="T21"/></text:p>
            <text:p text:style-name="P8"><text:span text:style-name="T21">Servizi:</text:span></text:p>
            <text:list text:style-name="L5">
              <text:list-item>
                <text:p text:style-name="P7"><text:span text:style-name="T21">Ricerca di un nome di servizio (</text:span><text:span text:style-name="T23">lookup</text:span><text:span text:style-name="T21">)</text:span></text:p>
              </text:list-item>
            </text:list>
            <text:list text:style-name="L6">
              <text:list-item>
                <text:p text:style-name="P7"><text:span text:style-name="T21">Ricerca di nomi di servizi associati ad un tag.</text:span></text:p>
              </text:list-item>
            </text:list>
          </draw:text-box>
        </draw:frame>
        <presentation:notes draw:style-name="dp3">
          <draw:page-thumbnail draw:name="Google Shape;91;g65cc3e493d_0_67:notes" draw:style-name="gr1" draw:layer="layout" svg:width="16.932cm" svg:height="9.524cm" svg:x="1.059cm" svg:y="1.905cm" draw:page-number="7" presentation:class="page"/>
          <draw:frame draw:name="Google Shape;92;g65cc3e493d_0_67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i riscontrati" draw:style-name="dp1" draw:master-page-name="TITLE_5f_AND_5f_BODY" presentation:presentation-page-layout-name="AL2T1">
        <office:forms form:automatic-focus="false" form:apply-design-mode="false"/>
        <draw:frame draw:name="Google Shape;134;p21" presentation:style-name="pr4" draw:text-style-name="P6" draw:layer="layout" svg:width="23.667cm" svg:height="1.59cm" svg:x="0.866cm" svg:y="0.752cm" presentation:class="title" presentation:user-transformed="true">
          <draw:text-box>
            <text:p text:style-name="P5"><text:span text:style-name="T3">Problemi riscontrati</text:span></text:p>
          </draw:text-box>
        </draw:frame>
        <draw:frame draw:name="Google Shape;135;p21" presentation:style-name="pr5" draw:text-style-name="P9" draw:layer="layout" svg:width="23.667cm" svg:height="4.381cm" svg:x="0.866cm" svg:y="4.219cm" presentation:class="outline" presentation:user-transformed="true">
          <draw:text-box>
            <text:list text:style-name="L7">
              <text:list-item>
                <text:p text:style-name="P19"><text:span text:style-name="T23">Implementazione della tabella dati</text:span><text:span text:style-name="T21">: abbiamo optato per una matrice bi-dimensionale con numero di colonne fissato (in relazione al numero massimo di tag che ciascun server prevede).</text:span></text:p>
              </text:list-item>
              <text:list-item>
                <text:p text:style-name="P7"><text:span text:style-name="T23">Utilizzo della policy di sicurezza</text:span><text:span text:style-name="T21">: abbiamo optato per inserire direttamente la proprietà nel codice (hard-coded). Sarebbe stato possibile passarla per argomento.</text:span></text:p>
              </text:list-item>
            </text:list>
            <text:p text:style-name="P8"><text:span text:style-name="T21"/></text:p>
            <text:p text:style-name="P20"><text:span text:style-name="T4"/></text:p>
          </draw:text-box>
        </draw:frame>
        <presentation:notes draw:style-name="dp2">
          <draw:page-thumbnail draw:name="Google Shape;131;g6adcd3554a_0_5:notes" draw:style-name="gr1" draw:layer="layout" svg:width="16.932cm" svg:height="9.524cm" svg:x="1.059cm" svg:y="1.905cm" draw:page-number="8" presentation:class="page"/>
          <draw:frame draw:name="Google Shape;132;g6adcd3554a_0_5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i" draw:style-name="dp1" draw:master-page-name="TITLE_5f_AND_5f_BODY" presentation:presentation-page-layout-name="AL2T1">
        <office:forms form:automatic-focus="false" form:apply-design-mode="false"/>
        <draw:frame draw:name="Google Shape;134;p21" presentation:style-name="pr4" draw:text-style-name="P6" draw:layer="layout" svg:width="23.667cm" svg:height="1.59cm" svg:x="0.866cm" svg:y="0.752cm" presentation:class="title" presentation:user-transformed="true">
          <draw:text-box>
            <text:p text:style-name="P5"><text:span text:style-name="T3">Conclusioni</text:span></text:p>
          </draw:text-box>
        </draw:frame>
        <draw:frame draw:name="Google Shape;135;p21" presentation:style-name="pr5" draw:text-style-name="P9" draw:layer="layout" svg:width="23.667cm" svg:height="9.732cm" svg:x="0.866cm" svg:y="3.619cm" presentation:class="outline" presentation:user-transformed="true">
          <draw:text-box>
            <text:p text:style-name="P7"><text:span text:style-name="T26">Le entità in gioco sono 4:</text:span></text:p>
            <text:p text:style-name="P8"><text:span text:style-name="T26">Il </text:span><text:span text:style-name="T27">Registry</text:span><text:span text:style-name="T26">, utilizzato per rendere disponibile i metodi del registry remoto con tag.</text:span></text:p>
            <text:p text:style-name="P8"><text:span text:style-name="T26">Il </text:span><text:span text:style-name="T27">Registry Remoto con tag</text:span><text:span text:style-name="T26">, utilizzato per condividere servizi in modo distribuito, con servizi aggiuntivi.</text:span></text:p>
            <text:p text:style-name="P8"><text:span text:style-name="T26">Il </text:span><text:span text:style-name="T27">Server</text:span><text:span text:style-name="T26"> che dopo essersi registrato sul registry remoto soddisfa le richieste dei clienti.</text:span></text:p>
            <text:p text:style-name="P8"><text:span text:style-name="T26">Il </text:span><text:span text:style-name="T27">Client</text:span><text:span text:style-name="T26"> che dopo aver recuperato dal registry remoto il riferimento all’oggetto remoto, può invocare in remoto i metodi definiti sul Server.</text:span></text:p>
            <text:p text:style-name="P8"><text:span text:style-name="T28">L’elemento cardine è il </text:span><text:span text:style-name="T29">contratto: RegistryRemotoTagServer / </text:span><text:span text:style-name="T27">RegistryRemotoTagClient</text:span><text:span text:style-name="T26">. Tramite esso (e ovviamente dai livelli inferiori costituiti da Stub Skeleton, Remote Reference Layer, Transport Layer, …) è possibile mettere d’accordo tutti gli elementi.</text:span></text:p>
            <text:p text:style-name="P20"><text:span text:style-name="T26"/></text:p>
          </draw:text-box>
        </draw:frame>
        <presentation:notes draw:style-name="dp3">
          <draw:page-thumbnail draw:name="Google Shape;131;g6adcd3554a_0_5:notes" draw:style-name="gr1" draw:layer="layout" svg:width="16.932cm" svg:height="9.524cm" svg:x="1.059cm" svg:y="1.905cm" draw:page-number="9" presentation:class="page"/>
          <draw:frame draw:name="Google Shape;132;g6adcd3554a_0_5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/>
    <style:font-face style:name="Arial Black1" svg:font-family="'Arial Black'" style:font-family-generic="roman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316cm" draw:distance="0.237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3.3.2$Linux_X86_64 LibreOffice_project/30$Build-2</meta:generator>
    <dc:date>2019-11-28T14:14:43.213163397</dc:date>
    <meta:editing-duration>PT1H23M57S</meta:editing-duration>
    <meta:editing-cycles>27</meta:editing-cycles>
    <meta:document-statistic meta:object-count="110"/>
  </office:meta>
</office:document-meta>
</file>